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  <style:text-properties fo:color="#a9b7c6" style:font-name="Source Code Pro" fo:font-size="10.5pt"/>
    </style:style>
    <style:style style:name="P2" style:family="paragraph" style:parent-style-name="Preformatted_20_Text">
      <style:text-properties fo:color="#a9b7c6"/>
    </style:style>
    <style:style style:name="P3" style:family="paragraph" style:parent-style-name="Preformatted_20_Text">
      <style:text-properties fo:color="#a9b7c6" style:font-name="Source Code Pro" fo:font-size="10.5pt"/>
    </style:style>
    <style:style style:name="P4" style:family="paragraph" style:parent-style-name="Preformatted_20_Text">
      <style:text-properties fo:color="#cc7832"/>
    </style:style>
    <style:style style:name="T1" style:family="text">
      <style:text-properties fo:font-weight="bold"/>
    </style:style>
    <style:style style:name="T2" style:family="text">
      <style:text-properties fo:color="#cc7832"/>
    </style:style>
    <style:style style:name="T3" style:family="text">
      <style:text-properties fo:color="#cc7832" fo:font-weight="bold"/>
    </style:style>
    <style:style style:name="T4" style:family="text">
      <style:text-properties fo:color="#cc7832" style:font-name="Source Code Pro" fo:font-size="10.5pt"/>
    </style:style>
    <style:style style:name="T5" style:family="text">
      <style:text-properties fo:color="#cc7832" style:font-name="Source Code Pro" fo:font-size="10.5pt" fo:font-weight="bold"/>
    </style:style>
    <style:style style:name="T6" style:family="text">
      <style:text-properties style:font-name="Source Code Pro" fo:font-size="10.5pt"/>
    </style:style>
    <style:style style:name="T7" style:family="text">
      <style:text-properties style:font-name="Source Code Pro" fo:font-size="10.5pt" fo:font-weight="bold"/>
    </style:style>
    <style:style style:name="T8" style:family="text">
      <style:text-properties style:font-name="Source Code Pro" fo:font-size="10.5pt" fo:background-color="#40332b" loext:char-shading-value="0"/>
    </style:style>
    <style:style style:name="T9" style:family="text">
      <style:text-properties style:font-name="Source Code Pro" fo:font-size="10.5pt" fo:background-color="#344134" loext:char-shading-value="0"/>
    </style:style>
    <style:style style:name="T10" style:family="text">
      <style:text-properties fo:color="#8888c6"/>
    </style:style>
    <style:style style:name="T11" style:family="text">
      <style:text-properties fo:color="#8888c6" style:font-name="Source Code Pro" fo:font-size="10.5pt"/>
    </style:style>
    <style:style style:name="T12" style:family="text">
      <style:text-properties fo:color="#008080" style:font-name="Source Code Pro" fo:font-size="10.5pt"/>
    </style:style>
    <style:style style:name="T13" style:family="text">
      <style:text-properties fo:color="#aa4926" style:font-name="Source Code Pro" fo:font-size="10.5pt"/>
    </style:style>
    <style:style style:name="T14" style:family="text">
      <style:text-properties fo:color="#808080"/>
    </style:style>
    <style:style style:name="T15" style:family="text">
      <style:text-properties fo:color="#808080" style:font-name="Source Code Pro" fo:font-size="10.5pt"/>
    </style:style>
    <style:style style:name="T16" style:family="text">
      <style:text-properties fo:color="#6897bb"/>
    </style:style>
    <style:style style:name="T17" style:family="text">
      <style:text-properties fo:color="#6897bb" style:font-name="Source Code Pro" fo:font-size="10.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">import </text:span>math</text:p>
      <text:p text:style-name="P3"><text:span text:style-name="T3">import </text:span>csv</text:p>
      <text:p text:style-name="P3"><text:span text:style-name="T3">import </text:span>copy</text:p>
      <text:p text:style-name="P3"><text:span text:style-name="T3">def </text:span><text:span text:style-name="T1">make_ds</text:span>():</text:p>
      <text:p text:style-name="P2"><text:s text:c="4"/><text:span text:style-name="T6">ds = {}</text:span></text:p>
      <text:p text:style-name="P2"><text:s text:c="4"/><text:span text:style-name="T6">csvArr = []</text:span></text:p>
      <text:p text:style-name="P2"><text:s text:c="4"/><text:span text:style-name="T5">with </text:span><text:span text:style-name="T11">open</text:span><text:span text:style-name="T6">(</text:span><text:span text:style-name="T12">'tennis_tree.csv'</text:span><text:span text:style-name="T4">, </text:span><text:span text:style-name="T13">newline</text:span><text:span text:style-name="T6">=</text:span><text:span text:style-name="T12">''</text:span><text:span text:style-name="T6">) </text:span><text:span text:style-name="T5">as </text:span><text:span text:style-name="T8">csvfile</text:span><text:span text:style-name="T6">:</text:span></text:p>
      <text:p text:style-name="P2"><text:s text:c="8"/><text:span text:style-name="T6">reader = csv.reader(</text:span><text:span text:style-name="T9">csvfile</text:span><text:span text:style-name="T4">, </text:span><text:span text:style-name="T13">delimiter</text:span><text:span text:style-name="T6">=</text:span><text:span text:style-name="T12">' '</text:span><text:span text:style-name="T4">, </text:span><text:span text:style-name="T13">quotechar</text:span><text:span text:style-name="T6">=</text:span><text:span text:style-name="T12">'|'</text:span><text:span text:style-name="T6">)</text:span></text:p>
      <text:p text:style-name="P2"><text:s text:c="8"/><text:span text:style-name="T15"># rotate through vals in first row</text:span></text:p>
      <text:p text:style-name="P2"><text:span text:style-name="T14"><text:s text:c="8"/></text:span><text:span text:style-name="T5">for </text:span><text:span text:style-name="T6">row </text:span><text:span text:style-name="T5">in </text:span><text:span text:style-name="T6">reader:</text:span></text:p>
      <text:p text:style-name="P2"><text:s text:c="12"/><text:span text:style-name="T6">csvArr.append(row[</text:span><text:span text:style-name="T17">0</text:span><text:span text:style-name="T6">].split(</text:span><text:span text:style-name="T12">','</text:span><text:span text:style-name="T6">))</text:span></text:p>
      <text:p text:style-name="P2"><text:s text:c="4"/><text:span text:style-name="T15"># rotates through vals in first row</text:span></text:p>
      <text:p text:style-name="P2"><text:span text:style-name="T14"><text:s text:c="4"/></text:span><text:span text:style-name="T5">for </text:span><text:span text:style-name="T6">i </text:span><text:span text:style-name="T5">in </text:span><text:span text:style-name="T11">range</text:span><text:span text:style-name="T6">(</text:span><text:span text:style-name="T11">len</text:span><text:span text:style-name="T6">(csvArr[</text:span><text:span text:style-name="T17">0</text:span><text:span text:style-name="T6">])):</text:span></text:p>
      <text:p text:style-name="P2"><text:s text:c="8"/><text:span text:style-name="T6">choices = []</text:span></text:p>
      <text:p text:style-name="P2"><text:s text:c="8"/><text:span text:style-name="T15"># rotates through row and gets choice</text:span></text:p>
      <text:p text:style-name="P2"><text:span text:style-name="T14"><text:s text:c="8"/></text:span><text:span text:style-name="T5">for </text:span><text:span text:style-name="T6">row </text:span><text:span text:style-name="T5">in </text:span><text:span text:style-name="T6">csvArr:</text:span></text:p>
      <text:p text:style-name="P2"><text:s text:c="12"/><text:span text:style-name="T6">choices.append(row[i])</text:span></text:p>
      <text:p text:style-name="P2"><text:s text:c="8"/><text:span text:style-name="T6">ds.update({csvArr[</text:span><text:span text:style-name="T17">0</text:span><text:span text:style-name="T6">][i]:choices})</text:span></text:p>
      <text:p text:style-name="P2"><text:s text:c="4"/><text:span text:style-name="T15"># drops repeated question in choices</text:span></text:p>
      <text:p text:style-name="P2"><text:span text:style-name="T14"><text:s text:c="4"/></text:span><text:span text:style-name="T5">for </text:span><text:span text:style-name="T6">val </text:span><text:span text:style-name="T5">in </text:span><text:span text:style-name="T11">list</text:span><text:span text:style-name="T6">(ds.values()):</text:span></text:p>
      <text:p text:style-name="P2"><text:s text:c="8"/><text:span text:style-name="T6">val.pop(</text:span><text:span text:style-name="T17">0</text:span><text:span text:style-name="T6">)</text:span></text:p>
      <text:p text:style-name="P2"><text:s text:c="4"/><text:span text:style-name="T5">global </text:span><text:span text:style-name="T6">answers</text:span></text:p>
      <text:p text:style-name="P2"><text:s text:c="4"/><text:span text:style-name="T6">ds.pop(</text:span><text:span text:style-name="T12">'Day'</text:span><text:span text:style-name="T4">, </text:span><text:span text:style-name="T5">None</text:span><text:span text:style-name="T6">)</text:span></text:p>
      <text:p text:style-name="P2"><text:s text:c="4"/><text:span text:style-name="T5">return </text:span><text:span text:style-name="T6">ds</text:span></text:p>
      <text:p text:style-name="P3"><text:span text:style-name="T3">def </text:span><text:span text:style-name="T1">make_tree</text:span>(ds<text:span text:style-name="T2">, </text:span>level):</text:p>
      <text:p text:style-name="P2"><text:s text:c="4"/><text:span text:style-name="T5">if </text:span><text:span text:style-name="T6">level </text:span><text:span text:style-name="T5">is </text:span><text:span text:style-name="T17">10</text:span><text:span text:style-name="T6">:</text:span></text:p>
      <text:p text:style-name="P2"><text:s text:c="8"/><text:span text:style-name="T11">exit</text:span><text:span text:style-name="T6">(</text:span><text:span text:style-name="T17">0</text:span><text:span text:style-name="T6">)</text:span></text:p>
      <text:p text:style-name="P2"><text:s text:c="4"/><text:span text:style-name="T6">best_col_key = </text:span><text:span text:style-name="T5">None</text:span></text:p>
      <text:p text:style-name="P2"><text:span text:style-name="T2"><text:s text:c="4"/></text:span><text:span text:style-name="T6">lowest_entropy = </text:span><text:span text:style-name="T17">999</text:span></text:p>
      <text:p text:style-name="P2"><text:span text:style-name="T16"><text:s text:c="4"/></text:span><text:span text:style-name="T6">answers = ds.pop(</text:span><text:span text:style-name="T12">'Play?'</text:span><text:span text:style-name="T4">, </text:span><text:span text:style-name="T5">None</text:span><text:span text:style-name="T6">)</text:span></text:p>
      <text:p text:style-name="P2"><text:s text:c="4"/><text:span text:style-name="T5">for </text:span><text:span text:style-name="T6">key</text:span><text:span text:style-name="T4">, </text:span><text:span text:style-name="T6">val </text:span><text:span text:style-name="T5">in </text:span><text:span text:style-name="T6">ds.items():</text:span></text:p>
      <text:p text:style-name="P2"><text:s text:c="8"/><text:span text:style-name="T15"># checks for lowest entropy</text:span></text:p>
      <text:p text:style-name="P2"><text:span text:style-name="T14"><text:s text:c="8"/></text:span><text:span text:style-name="T6">choices = []</text:span></text:p>
      <text:p text:style-name="P2"><text:s text:c="8"/><text:span text:style-name="T6">yesno = []</text:span></text:p>
      <text:p text:style-name="P2"><text:s text:c="8"/><text:span text:style-name="T5">for </text:span><text:span text:style-name="T6">i </text:span><text:span text:style-name="T5">in </text:span><text:span text:style-name="T11">range</text:span><text:span text:style-name="T6">(</text:span><text:span text:style-name="T11">len</text:span><text:span text:style-name="T6">(val)):</text:span></text:p>
      <text:p text:style-name="P2"><text:s text:c="12"/><text:span text:style-name="T6">option = val[i]</text:span></text:p>
      <text:p text:style-name="P2"><text:s text:c="12"/><text:span text:style-name="T5">if </text:span><text:span text:style-name="T6">option </text:span><text:span text:style-name="T5">in </text:span><text:span text:style-name="T6">choices:</text:span></text:p>
      <text:p text:style-name="P2"><text:s text:c="16"/><text:span text:style-name="T5">if </text:span><text:span text:style-name="T6">answers[i] == </text:span><text:span text:style-name="T12">'Yes'</text:span><text:span text:style-name="T6">:</text:span></text:p>
      <text:p text:style-name="P2"><text:s text:c="20"/><text:span text:style-name="T6">yesno[choices.index(option)][</text:span><text:span text:style-name="T17">0</text:span><text:span text:style-name="T6">] += </text:span><text:span text:style-name="T17">1</text:span></text:p>
      <text:p text:style-name="P2"><text:span text:style-name="T16"><text:s text:c="16"/></text:span><text:span text:style-name="T5">else</text:span><text:span text:style-name="T6">:</text:span></text:p>
      <text:p text:style-name="P2"><text:s text:c="20"/><text:span text:style-name="T6">yesno[choices.index(option)][</text:span><text:span text:style-name="T17">1</text:span><text:span text:style-name="T6">] += </text:span><text:span text:style-name="T17">1</text:span></text:p>
      <text:p text:style-name="P2"><text:span text:style-name="T16"><text:s text:c="12"/></text:span><text:span text:style-name="T5">else</text:span><text:span text:style-name="T6">:</text:span></text:p>
      <text:p text:style-name="P2"><text:s text:c="16"/><text:span text:style-name="T6">choices.append(option)</text:span></text:p>
      <text:p text:style-name="P2"><text:s text:c="16"/><text:span text:style-name="T6">yesno.append([</text:span><text:span text:style-name="T17">0</text:span><text:span text:style-name="T4">, </text:span><text:span text:style-name="T17">0</text:span><text:span text:style-name="T6">])</text:span></text:p>
      <text:p text:style-name="P2"><text:s text:c="16"/><text:span text:style-name="T5">if </text:span><text:span text:style-name="T6">answers[i] == </text:span><text:span text:style-name="T12">'Yes'</text:span><text:span text:style-name="T6">: <text:s/></text:span><text:span text:style-name="T15"># cannot use 'is'</text:span></text:p>
      <text:p text:style-name="P2"><text:span text:style-name="T14"><text:s text:c="20"/></text:span><text:span text:style-name="T6">yesno[choices.index(option)][</text:span><text:span text:style-name="T17">0</text:span><text:span text:style-name="T6">] += </text:span><text:span text:style-name="T17">1</text:span></text:p>
      <text:p text:style-name="P2"><text:span text:style-name="T16"><text:s text:c="16"/></text:span><text:span text:style-name="T5">else</text:span><text:span text:style-name="T6">:</text:span></text:p>
      <text:p text:style-name="P2"><text:s text:c="20"/><text:span text:style-name="T6">yesno[choices.index(option)][</text:span><text:span text:style-name="T17">1</text:span><text:span text:style-name="T6">] += </text:span><text:span text:style-name="T17">1</text:span></text:p>
      <text:p text:style-name="P2"><text:span text:style-name="T16"><text:s text:c="8"/></text:span><text:span text:style-name="T15"># print(str(key) + ': ' + str(avg_entropy(yesno)))</text:span></text:p>
      <text:p text:style-name="P2"><text:span text:style-name="T14"><text:s text:c="8"/></text:span><text:span text:style-name="T5">if </text:span><text:span text:style-name="T6">avg_entropy(yesno) &lt; lowest_entropy:</text:span></text:p>
      <text:p text:style-name="P2"><text:s text:c="12"/><text:span text:style-name="T6">best_col_key = key</text:span></text:p>
      <text:p text:style-name="P2"><text:s text:c="12"/><text:span text:style-name="T6">lowest_entropy = avg_entropy(yesno)</text:span></text:p>
      <text:p text:style-name="P2"><text:s text:c="4"/><text:span text:style-name="T15"># print('best key: ' + str(best_col_key))</text:span></text:p>
      <text:p text:style-name="P2"><text:soft-page-break/><text:span text:style-name="T14"><text:s text:c="4"/></text:span><text:span text:style-name="T6">ds[</text:span><text:span text:style-name="T12">'Play?'</text:span><text:span text:style-name="T6">] = answers</text:span></text:p>
      <text:p text:style-name="P2"><text:s text:c="4"/><text:span text:style-name="T11">print</text:span><text:span text:style-name="T6">(</text:span><text:span text:style-name="T12">"---" </text:span><text:span text:style-name="T6">* level</text:span><text:span text:style-name="T4">, </text:span><text:span text:style-name="T6">best_col_key</text:span><text:span text:style-name="T4">, </text:span><text:span text:style-name="T12">"?"</text:span><text:span text:style-name="T6">)</text:span></text:p>
      <text:p text:style-name="P2"><text:s text:c="4"/><text:span text:style-name="T15"># print('Best Col Key: ' + best_col_key)</text:span></text:p>
      <text:p text:style-name="P2"><text:span text:style-name="T14"><text:s text:c="4"/></text:span><text:span text:style-name="T6">best_col = </text:span><text:span text:style-name="T11">list</text:span><text:span text:style-name="T6">(</text:span><text:span text:style-name="T11">set</text:span><text:span text:style-name="T6">(ds[best_col_key]))</text:span></text:p>
      <text:p text:style-name="P2"><text:s text:c="4"/><text:span text:style-name="T5">for </text:span><text:span text:style-name="T6">val </text:span><text:span text:style-name="T5">in </text:span><text:span text:style-name="T6">best_col:</text:span></text:p>
      <text:p text:style-name="P2"><text:s text:c="8"/><text:span text:style-name="T6">new_ds = extract(ds</text:span><text:span text:style-name="T4">, </text:span><text:span text:style-name="T6">best_col_key</text:span><text:span text:style-name="T4">, </text:span><text:span text:style-name="T6">val)</text:span></text:p>
      <text:p text:style-name="P2"><text:s text:c="8"/><text:span text:style-name="T5">if </text:span><text:span text:style-name="T6">isSame(new_ds):</text:span></text:p>
      <text:p text:style-name="P2"><text:s text:c="12"/><text:span text:style-name="T11">print</text:span><text:span text:style-name="T6">(</text:span><text:span text:style-name="T12">'---' </text:span><text:span text:style-name="T6">* level + </text:span><text:span text:style-name="T12">"&gt; "</text:span><text:span text:style-name="T4">, </text:span><text:span text:style-name="T11">str</text:span><text:span text:style-name="T6">(val)</text:span><text:span text:style-name="T4">, </text:span><text:span text:style-name="T6">new_ds[</text:span><text:span text:style-name="T12">'Play?'</text:span><text:span text:style-name="T6">][</text:span><text:span text:style-name="T17">0</text:span><text:span text:style-name="T6">])</text:span></text:p>
      <text:p text:style-name="P2"><text:s text:c="8"/><text:span text:style-name="T5">else</text:span><text:span text:style-name="T6">:</text:span></text:p>
      <text:p text:style-name="P2"><text:s text:c="12"/><text:span text:style-name="T11">print</text:span><text:span text:style-name="T6">(</text:span><text:span text:style-name="T12">'---' </text:span><text:span text:style-name="T6">* level + </text:span><text:span text:style-name="T12">"&gt; " </text:span><text:span text:style-name="T6">+ </text:span><text:span text:style-name="T11">str</text:span><text:span text:style-name="T6">(val) + </text:span><text:span text:style-name="T12">"..."</text:span><text:span text:style-name="T6">)</text:span></text:p>
      <text:p text:style-name="P2"><text:s text:c="12"/><text:span text:style-name="T6">make_tree(new_ds</text:span><text:span text:style-name="T4">, </text:span><text:span text:style-name="T6">level + </text:span><text:span text:style-name="T17">1</text:span><text:span text:style-name="T6">)</text:span></text:p>
      <text:p text:style-name="P3"><text:span text:style-name="T3">def </text:span><text:span text:style-name="T1">isSame</text:span>(ds):</text:p>
      <text:p text:style-name="P2"><text:s text:c="4"/><text:span text:style-name="T6">test = ds[</text:span><text:span text:style-name="T12">'Play?'</text:span><text:span text:style-name="T6">][</text:span><text:span text:style-name="T17">0</text:span><text:span text:style-name="T6">]</text:span></text:p>
      <text:p text:style-name="P2"><text:s text:c="4"/><text:span text:style-name="T5">for </text:span><text:span text:style-name="T6">value </text:span><text:span text:style-name="T5">in </text:span><text:span text:style-name="T6">ds[</text:span><text:span text:style-name="T12">'Play?'</text:span><text:span text:style-name="T6">]:</text:span></text:p>
      <text:p text:style-name="P2"><text:s text:c="8"/><text:span text:style-name="T5">if </text:span><text:span text:style-name="T6">value != test:</text:span></text:p>
      <text:p text:style-name="P2"><text:s text:c="12"/><text:span text:style-name="T5">return False</text:span></text:p>
      <text:p text:style-name="P4"><text:s text:c="4"/><text:span text:style-name="T7">return True</text:span></text:p>
      <text:p text:style-name="P3"><text:span text:style-name="T3">def </text:span><text:span text:style-name="T1">extract</text:span>(ds<text:span text:style-name="T2">, </text:span>best_col_key<text:span text:style-name="T2">, </text:span>val):</text:p>
      <text:p text:style-name="P2"><text:s text:c="4"/><text:span text:style-name="T6">new_ds = copy.copy(ds)</text:span></text:p>
      <text:p text:style-name="P2"><text:s text:c="4"/><text:span text:style-name="T6">indices = []</text:span></text:p>
      <text:p text:style-name="P2"><text:s text:c="4"/><text:span text:style-name="T5">for </text:span><text:span text:style-name="T6">i </text:span><text:span text:style-name="T5">in </text:span><text:span text:style-name="T11">range</text:span><text:span text:style-name="T6">(</text:span><text:span text:style-name="T11">len</text:span><text:span text:style-name="T6">(ds[best_col_key])):</text:span></text:p>
      <text:p text:style-name="P2"><text:s text:c="8"/><text:span text:style-name="T6">choice = new_ds[best_col_key][i]</text:span></text:p>
      <text:p text:style-name="P2"><text:s text:c="8"/><text:span text:style-name="T5">if </text:span><text:span text:style-name="T6">choice == val:</text:span></text:p>
      <text:p text:style-name="P2"><text:s text:c="12"/><text:span text:style-name="T6">indices.append(i)</text:span></text:p>
      <text:p text:style-name="P2"><text:s text:c="4"/><text:span text:style-name="T15"># print(indices)</text:span></text:p>
      <text:p text:style-name="P2"><text:span text:style-name="T14"><text:s text:c="4"/></text:span><text:span text:style-name="T5">for </text:span><text:span text:style-name="T6">key</text:span><text:span text:style-name="T4">, </text:span><text:span text:style-name="T6">val </text:span><text:span text:style-name="T5">in </text:span><text:span text:style-name="T6">new_ds.items():</text:span></text:p>
      <text:p text:style-name="P2"><text:s text:c="8"/><text:span text:style-name="T6">new_arr = []</text:span></text:p>
      <text:p text:style-name="P2"><text:s text:c="8"/><text:span text:style-name="T5">for </text:span><text:span text:style-name="T6">i </text:span><text:span text:style-name="T5">in </text:span><text:span text:style-name="T11">range</text:span><text:span text:style-name="T6">(</text:span><text:span text:style-name="T11">len</text:span><text:span text:style-name="T6">(val)):</text:span></text:p>
      <text:p text:style-name="P2"><text:s text:c="12"/><text:span text:style-name="T5">if </text:span><text:span text:style-name="T6">i </text:span><text:span text:style-name="T5">in </text:span><text:span text:style-name="T6">indices:</text:span></text:p>
      <text:p text:style-name="P2"><text:s text:c="16"/><text:span text:style-name="T6">new_arr.append(val[i])</text:span></text:p>
      <text:p text:style-name="P2"><text:s text:c="8"/><text:span text:style-name="T6">new_ds[key] = new_arr</text:span></text:p>
      <text:p text:style-name="P2"><text:s text:c="4"/><text:span text:style-name="T6">new_ds.pop(best_col_key</text:span><text:span text:style-name="T4">, </text:span><text:span text:style-name="T5">None</text:span><text:span text:style-name="T6">)</text:span></text:p>
      <text:p text:style-name="P2"><text:s text:c="4"/><text:span text:style-name="T5">return </text:span><text:span text:style-name="T6">new_ds</text:span></text:p>
      <text:p text:style-name="P3"><text:span text:style-name="T3">def </text:span><text:span text:style-name="T1">entropy</text:span>(list):</text:p>
      <text:p text:style-name="P2"><text:s text:c="4"/><text:span text:style-name="T6">total = </text:span><text:span text:style-name="T17">0</text:span></text:p>
      <text:p text:style-name="P2"><text:span text:style-name="T16"><text:s text:c="4"/></text:span><text:span text:style-name="T6">listSum = </text:span><text:span text:style-name="T11">sum</text:span><text:span text:style-name="T6">(list)</text:span></text:p>
      <text:p text:style-name="P2"><text:s text:c="4"/><text:span text:style-name="T5">for </text:span><text:span text:style-name="T6">val </text:span><text:span text:style-name="T5">in </text:span><text:span text:style-name="T6">list:</text:span></text:p>
      <text:p text:style-name="P2"><text:s text:c="8"/><text:span text:style-name="T5">if </text:span><text:span text:style-name="T6">val </text:span><text:span text:style-name="T5">is </text:span><text:span text:style-name="T17">0</text:span><text:span text:style-name="T6">:</text:span></text:p>
      <text:p text:style-name="P2"><text:s text:c="12"/><text:span text:style-name="T6">total += </text:span><text:span text:style-name="T17">0</text:span></text:p>
      <text:p text:style-name="P2"><text:span text:style-name="T16"><text:s text:c="8"/></text:span><text:span text:style-name="T5">else</text:span><text:span text:style-name="T6">:</text:span></text:p>
      <text:p text:style-name="P2"><text:s text:c="12"/><text:span text:style-name="T6">total += (val/listSum) * math.log2(val/listSum)</text:span></text:p>
      <text:p text:style-name="P2"><text:s text:c="4"/><text:span text:style-name="T5">return </text:span><text:span text:style-name="T6">-</text:span><text:span text:style-name="T17">1 </text:span><text:span text:style-name="T6">* <text:s/>total</text:span></text:p>
      <text:p text:style-name="P3"><text:span text:style-name="T3">def </text:span><text:span text:style-name="T1">avg_entropy</text:span>(list):</text:p>
      <text:p text:style-name="P2"><text:s text:c="4"/><text:span text:style-name="T6">total = </text:span><text:span text:style-name="T17">0</text:span></text:p>
      <text:p text:style-name="P2"><text:span text:style-name="T16"><text:s text:c="4"/></text:span><text:span text:style-name="T6">listSum = </text:span><text:span text:style-name="T17">0</text:span></text:p>
      <text:p text:style-name="P2"><text:span text:style-name="T16"><text:s text:c="4"/></text:span><text:span text:style-name="T15"># gets total values in list</text:span></text:p>
      <text:p text:style-name="P2"><text:span text:style-name="T14"><text:s text:c="4"/></text:span><text:span text:style-name="T5">for </text:span><text:span text:style-name="T6">arr </text:span><text:span text:style-name="T5">in </text:span><text:span text:style-name="T6">list:</text:span></text:p>
      <text:p text:style-name="P2"><text:s text:c="8"/><text:span text:style-name="T5">for </text:span><text:span text:style-name="T6">val </text:span><text:span text:style-name="T5">in </text:span><text:span text:style-name="T6">arr:</text:span></text:p>
      <text:p text:style-name="P2"><text:s text:c="12"/><text:span text:style-name="T6">listSum += val</text:span></text:p>
      <text:p text:style-name="P2"><text:s text:c="4"/><text:span text:style-name="T5">for </text:span><text:span text:style-name="T6">arr </text:span><text:span text:style-name="T5">in </text:span><text:span text:style-name="T6">list:</text:span></text:p>
      <text:p text:style-name="P2"><text:s text:c="8"/><text:span text:style-name="T6">arrSum = </text:span><text:span text:style-name="T11">sum</text:span><text:span text:style-name="T6">(arr)</text:span></text:p>
      <text:p text:style-name="P2"><text:s text:c="8"/><text:span text:style-name="T6">total += (arrSum/listSum) * entropy(arr)</text:span></text:p>
      <text:p text:style-name="P2"><text:s text:c="4"/><text:span text:style-name="T5">return </text:span><text:span text:style-name="T6">total</text:span></text:p>
      <text:p text:style-name="P3"><text:soft-page-break/>data_structure = make_ds()</text:p>
      <text:p text:style-name="P3"><text:span text:style-name="T10">print</text:span>(data_structure)</text:p>
      <text:p text:style-name="P1">make_tree(data_structure<text:span text:style-name="T2">, </text:span><text:span text:style-name="T16">0</text:span>)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22:15:30.205334483</meta:creation-date>
    <dc:date>2017-03-06T22:16:23.633864758</dc:date>
    <meta:editing-duration>PT56S</meta:editing-duration>
    <meta:editing-cycles>1</meta:editing-cycles>
    <meta:document-statistic meta:table-count="0" meta:image-count="0" meta:object-count="0" meta:page-count="3" meta:paragraph-count="109" meta:word-count="373" meta:character-count="3285" meta:non-whitespace-character-count="2242"/>
    <meta:generator>LibreOffice/5.1.6.2$Linux_X86_64 LibreOffice_project/10m0$Build-2</meta:generator>
  </office:meta>
</office:document-meta>
</file>